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f171" officeooo:paragraph-rsid="0012f171"/>
    </style:style>
    <style:style style:name="P2" style:family="paragraph" style:parent-style-name="Standard">
      <style:text-properties officeooo:rsid="0012f171" officeooo:paragraph-rsid="001433c2"/>
    </style:style>
    <style:style style:name="P3" style:family="paragraph" style:parent-style-name="Standard">
      <style:text-properties officeooo:rsid="00150116" officeooo:paragraph-rsid="00150116"/>
    </style:style>
    <style:style style:name="P4" style:family="paragraph" style:parent-style-name="Standard">
      <style:text-properties officeooo:rsid="0012f171" officeooo:paragraph-rsid="00164b47"/>
    </style:style>
    <style:style style:name="P5" style:family="paragraph" style:parent-style-name="Standard">
      <style:text-properties officeooo:rsid="00150116" officeooo:paragraph-rsid="00164b47"/>
    </style:style>
    <style:style style:name="T1" style:family="text">
      <style:text-properties officeooo:rsid="001433c2"/>
    </style:style>
    <style:style style:name="T2" style:family="text">
      <style:text-properties officeooo:rsid="00164b47"/>
    </style:style>
    <style:style style:name="T3" style:family="text">
      <style:text-properties officeooo:rsid="0012f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#include&lt;sys/wait.h&gt;</text:p>
      <text:p text:style-name="P1">#include&lt;sys/types.h&gt;</text:p>
      <text:p text:style-name="P1">#include&lt;unistd.h&gt;</text:p>
      <text:p text:style-name="P1">#include&lt;signal.h&gt;</text:p>
      <text:p text:style-name="P1"/>
      <text:p text:style-name="P1">int main()</text:p>
      <text:p text:style-name="P1">{int pid1 ,pid2,i,</text:p>
      <text:p text:style-name="P1">pid1=fork();</text:p>
      <text:p text:style-name="P1">if(pid1&lt;0){printf(" Si è verificato un errore"); exit(1);}</text:p>
      <text:p text:style-name="P1">if(pid1==0){signal(SI<text:span text:style-name="T2">G</text:span>INT,SIG_ING); printf(" Pid processo primo figlio=%d ".pid1);</text:p>
      <text:p text:style-name="P1">for(i=1;i&lt;50;i++)</text:p>
      <text:p text:style-name="P1"><text:s text:c="2"/>{printf("\n i numeri = %d",i);</text:p>
      <text:p text:style-name="P1"><text:s text:c="4"/>exit(0);}</text:p>
      <text:p text:style-name="P1">else {pid2=fork();}</text:p>
      <text:p text:style-name="P2"><text:s/>if(pid<text:span text:style-name="T1">2</text:span>&lt;0){printf(" Si è verificato un errore"); exit(1);}</text:p>
      <text:p text:style-name="P4">if(pid<text:span text:style-name="T1">2</text:span>==0){ signal(SI<text:span text:style-name="T2">G</text:span>INT,SIG_ING); printf(" Pid processo primo <text:span text:style-name="T1">padre</text:span>=%d ".<text:span text:style-name="T1">gep</text:span>pid<text:span text:style-name="T2">(</text:span>)<text:span text:style-name="T2">)</text:span>;</text:p>
      <text:p text:style-name="P3">exe<text:span text:style-name="T2">c</text:span>l<text:span text:style-name="T2">p</text:span>("ls","ls",NULL);</text:p>
      <text:p text:style-name="P3">exit(0);}</text:p>
      <text:p text:style-name="P5">else{<text:span text:style-name="T3">signal(SIGINT,SIG_ING);</text:span>wait (NULL);</text:p>
      <text:p text:style-name="P3">wait(NULL);}</text:p>
      <text:p text:style-name="P3">printf(" \n processo pid1=%d \n Processo pid2=%d \n Teminato",pid1,pid2<text:span text:style-name="T2">);</text:span></text:p>
      <text:p text:style-name="P3"/>
      <text:p text:style-name="P2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4</meta:editing-cycles>
    <meta:generator>LibreOffice/5.1.2.2$Windows_x86 LibreOffice_project/d3bf12ecb743fc0d20e0be0c58ca359301eb705f</meta:generator>
    <dc:date>2016-05-19T09:14:41.183000000</dc:date>
    <meta:document-statistic meta:table-count="0" meta:image-count="0" meta:object-count="0" meta:page-count="1" meta:paragraph-count="23" meta:word-count="65" meta:character-count="676" meta:non-whitespace-character-count="627"/>
    <meta:user-defined meta:name="Info 1"/>
    <meta:user-defined meta:name="Info 2"/>
    <meta:user-defined meta:name="Info 3"/>
    <meta:user-defined meta:name="Info 4"/>
  </office:meta>
</office:document-meta>
</file>